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NameGenerator.generateSequencedClassNam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lassNameGenerator.clean(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lassNameGenerator.toName( ClassName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NameGenerator.ClassNameGenerator( ClassName defaultTarget , String featureNamePrefix , Map &lt; String , AtomicInteger &gt; sequenceGener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lassNameGenerator.getRootName( String featureName , @ Nullable ClassName targ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assNameGenerator.generateClassName( String featureName , @ Nullable ClassName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NameGenerator.withFeatureNamePrefix( String featureName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assNameGenerator.ClassNameGenerator( ClassName defaultTarget , String featureName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NameGenerator.ClassNameGenerator( ClassName default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NameGenerator.getFeatureName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